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7a7" officeooo:paragraph-rsid="0000c7a7"/>
    </style:style>
    <style:style style:name="P2" style:family="paragraph" style:parent-style-name="Standard">
      <style:text-properties officeooo:rsid="0001b94c" officeooo:paragraph-rsid="0001b94c"/>
    </style:style>
    <style:style style:name="P3" style:family="paragraph" style:parent-style-name="Standard">
      <style:text-properties fo:font-weight="bold" officeooo:rsid="0001b94c" officeooo:paragraph-rsid="0001b94c" style:font-weight-asian="bold" style:font-weight-complex="bold"/>
    </style:style>
    <style:style style:name="P4" style:family="paragraph" style:parent-style-name="Standard">
      <style:text-properties fo:font-weight="bold" officeooo:rsid="0004150c" officeooo:paragraph-rsid="0004150c" style:font-weight-asian="bold" style:font-weight-complex="bold"/>
    </style:style>
    <style:style style:name="P5" style:family="paragraph" style:parent-style-name="Standard">
      <style:text-properties officeooo:rsid="00039032" officeooo:paragraph-rsid="00039032"/>
    </style:style>
    <style:style style:name="P6" style:family="paragraph" style:parent-style-name="Standard">
      <style:text-properties fo:font-weight="normal" officeooo:rsid="00039032" officeooo:paragraph-rsid="00039032" style:font-weight-asian="normal" style:font-weight-complex="normal"/>
    </style:style>
    <style:style style:name="P7" style:family="paragraph" style:parent-style-name="Standard">
      <style:text-properties fo:font-weight="normal" officeooo:rsid="0003c585" officeooo:paragraph-rsid="0003c585" style:font-weight-asian="normal" style:font-weight-complex="normal"/>
    </style:style>
    <style:style style:name="P8" style:family="paragraph" style:parent-style-name="Standard">
      <style:text-properties fo:font-weight="normal" officeooo:rsid="0004150c" officeooo:paragraph-rsid="0004150c" style:font-weight-asian="normal" style:font-weight-complex="normal"/>
    </style:style>
    <style:style style:name="T1" style:family="text">
      <style:text-properties officeooo:rsid="0001b94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9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Boa Tarde, meu nome é Daniel Andrade e vou apresentar pra vocês hoje o ESCALA-SP.</text:p>
      <text:p text:style-name="P1"/>
      <text:p text:style-name="P1">Contexo:</text:p>
      <text:p text:style-name="P1">Antes de tudo, gostaria <text:span text:style-name="T1">de </text:span>contextualizar um pouco mais sobre o tema principal do projeto e o que ele tem a ver comigo.</text:p>
      <text:p text:style-name="P1">Minha relação com o time vem desde pequeno, influenciado pelo meu pai principalmente, que me fazia torcer e assistir aos jogos do São Paulo.</text:p>
      <text:p text:style-name="P1">Entretanto essa relação só veio se tornar mais forte de uns anos para cá, onde comecei a acompanhar mais o tricolor e como o futebol funcionava e então a partir desse momento me encantei pelo São Paulo e sua história grandiosa e cheia de conquistas.</text:p>
      <text:p text:style-name="P1">Hoje em dia o tricolor faz parte do meu cotidiano, me incentivando a sempre estar por dentro das noticias do time, como estão os jogadores e principalmente acompanhar os jogos e torcer para cada um como se fosse um final de campeonato.</text:p>
      <text:p text:style-name="P2">Vejo que a escolha do tema veio principalmente por toda essa ligação que tenho com o time, e pela facilidade e gosto de falar do mesmo.</text:p>
      <text:p text:style-name="P2"/>
      <text:p text:style-name="P2">VALORES</text:p>
      <text:p text:style-name="P2">Gostaria de ressaltar alguns valores que vieram comigo ao longo de todo esse projeto.</text:p>
      <text:p text:style-name="P2">A longo do site, seu design, documentação tentei introduzir até os mínimos detalhes em sua composição procurando <text:span text:style-name="T3">a melhor representação das minhas ideias.</text:span></text:p>
      <text:p text:style-name="P5">A cada etapa do projeto, eu acabava me tornando mais ambicioso para as próximas etapas, pensando as vezes muito além do que realmente era necessário, sendo bom, pois quanto mais rico o projeto, melhor.</text:p>
      <text:p text:style-name="P5">Quando se teve inicio ao projeto, percebi que em cada etapa eu era bem consistente, tendo como finalidade terminar aquela etapa, tendo poucas distrações e sempre procurando fazer da melhor maneira possível.</text:p>
      <text:p text:style-name="P5"/>
      <text:p text:style-name="P2"/>
      <text:p text:style-name="P2">SITE INSTITUCIONAL</text:p>
      <text:p text:style-name="P2">Seguindo agora ao site, irei demonstrar como o mesmo funciona.</text:p>
      <text:p text:style-name="P3">*Explicação do site*</text:p>
      <text:p text:style-name="P3"/>
      <text:p text:style-name="P6">DIFICULDADES</text:p>
      <text:p text:style-name="P7">Voltando a apresentação, gostaria de ressaltar as principais dificuldades que tive no projeto.</text:p>
      <text:p text:style-name="P7">Entre elas, uma das principais foi a integração da API com o Banco de Dados, na parte de cadastrar e puxar os dados para a Dashboard, na utilização do fetch e suas funções e criação de rotas.</text:p>
      <text:p text:style-name="P7"/>
      <text:p text:style-name="P7">SUPERAÇÃO</text:p>
      <text:p text:style-name="P7">Entretanto após uma visão mais detalhada e ajuda de professores e colegas, consegui compreender como funcionava a API e sua integração, tendo hoje até uma pequena facilidade para a criação de novas rotas.</text:p>
      <text:p text:style-name="P7"/>
      <text:p text:style-name="P8">AGRADECIMENTOS</text:p>
      <text:p text:style-name="P8">E para finalizar essa apresentação gostaria de dar alguns agradecimento a pessoas que foram importantes durante todo esse processo.</text:p>
      <text:p text:style-name="P8">Primeiramente aos professores que disponibilizaram suas aula e seus conhecimentos para me guiar um pouco mais em cada etapa do projeto.</text:p>
      <text:p text:style-name="P8">Também aos meus colegas de classe, principalmente Eduardo Correa, Bruno Lima e Bruna Sanguini que me auxiliaram e guiaram principalmente na API e Documentação.</text:p>
      <text:p text:style-name="P8"/>
      <text:p text:style-name="P4">*Finalizar apresentação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2:46:59.509698175</meta:creation-date>
    <dc:date>2023-06-13T13:38:46.219209438</dc:date>
    <meta:editing-duration>PT6M19S</meta:editing-duration>
    <meta:editing-cycles>1</meta:editing-cycles>
    <meta:document-statistic meta:table-count="0" meta:image-count="0" meta:object-count="0" meta:page-count="1" meta:paragraph-count="25" meta:word-count="448" meta:character-count="2697" meta:non-whitespace-character-count="2274"/>
    <meta:generator>LibreOffice/7.3.4.2$Linux_X86_64 LibreOffice_project/30$Build-2</meta:generator>
  </office:meta>
</office:document-meta>
</file>